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ede" officeooo:paragraph-rsid="0017eede"/>
    </style:style>
    <style:style style:name="P2" style:family="paragraph" style:parent-style-name="Standard">
      <style:text-properties officeooo:rsid="00198b76" officeooo:paragraph-rsid="00198b76"/>
    </style:style>
    <style:style style:name="P3" style:family="paragraph" style:parent-style-name="Standard">
      <style:text-properties officeooo:rsid="00198b76" officeooo:paragraph-rsid="001b6921"/>
    </style:style>
    <style:style style:name="P4" style:family="paragraph" style:parent-style-name="Standard">
      <style:text-properties officeooo:rsid="001c9429" officeooo:paragraph-rsid="001c9429"/>
    </style:style>
    <style:style style:name="T1" style:family="text">
      <style:text-properties officeooo:rsid="0019786f"/>
    </style:style>
    <style:style style:name="T2" style:family="text">
      <style:text-properties officeooo:rsid="00198b76"/>
    </style:style>
    <style:style style:name="T3" style:family="text">
      <style:text-properties officeooo:rsid="001b566a"/>
    </style:style>
    <style:style style:name="T4" style:family="text">
      <style:text-properties officeooo:rsid="001dd58e"/>
    </style:style>
    <style:style style:name="T5" style:family="text">
      <style:text-properties officeooo:rsid="001fa7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ining config:</text:p>
      <text:p text:style-name="P1"/>
      <text:p text:style-name="P1">num_layers=2, 4, 8</text:p>
      <text:p text:style-name="P1">num_heads= 2, 4, 8</text:p>
      <text:p text:style-name="P1">embedding_dim=256, 512, 1024</text:p>
      <text:p text:style-name="P1">feed_forward_dim=512, 1024</text:p>
      <text:p text:style-name="P1">max_seq_len=64, 128, 256</text:p>
      <text:p text:style-name="P1">vocab_size=1000, <text:span text:style-name="T5">7</text:span>000, 10000</text:p>
      <text:p text:style-name="P1"/>
      <text:p text:style-name="P1">Selected config<text:span text:style-name="T4">s</text:span>:</text:p>
      <text:p text:style-name="P1">“<text:span text:style-name="T1">femto_transformer</text:span>”</text:p>
      <text:p text:style-name="P1">num_layers=2</text:p>
      <text:p text:style-name="P1">num_heads= 2</text:p>
      <text:p text:style-name="P1">embedding_dim=256</text:p>
      <text:p text:style-name="P1">feed_forward_dim=512</text:p>
      <text:p text:style-name="P1">max_seq_len=64</text:p>
      <text:p text:style-name="P1">vocab_size=1000</text:p>
      <text:p text:style-name="P1"/>
      <text:p text:style-name="P1">“<text:span text:style-name="T1">pico_transformer</text:span>”</text:p>
      <text:p text:style-name="P1">num_layers=4</text:p>
      <text:p text:style-name="P1">num_heads= 4</text:p>
      <text:p text:style-name="P1">embedding_dim=<text:span text:style-name="T1">256</text:span></text:p>
      <text:p text:style-name="P1">feed_forward_dim=<text:span text:style-name="T1">512</text:span></text:p>
      <text:p text:style-name="P1">max_seq_len=128</text:p>
      <text:p text:style-name="P1">vocab_size=<text:span text:style-name="T5">7</text:span>000</text:p>
      <text:p text:style-name="P1"/>
      <text:p text:style-name="P1">“<text:span text:style-name="T1">nano_transformer</text:span>”</text:p>
      <text:p text:style-name="P1">num_layers=4</text:p>
      <text:p text:style-name="P1">num_heads= 8</text:p>
      <text:p text:style-name="P1">embedding_dim=512</text:p>
      <text:p text:style-name="P1">feed_forward_dim=1024</text:p>
      <text:p text:style-name="P1">max_seq_len=256</text:p>
      <text:p text:style-name="P1">vocab_size=<text:span text:style-name="T5">7</text:span>000</text:p>
      <text:p text:style-name="P1"/>
      <text:p text:style-name="P1">“<text:span text:style-name="T1">micro_transformer</text:span>”</text:p>
      <text:p text:style-name="P1">num_layers=8</text:p>
      <text:p text:style-name="P1">num_heads= 4</text:p>
      <text:p text:style-name="P1">embedding_dim=512</text:p>
      <text:p text:style-name="P1">feed_forward_dim=1024</text:p>
      <text:p text:style-name="P1">max_seq_len=<text:span text:style-name="T1">256</text:span></text:p>
      <text:p text:style-name="P1">vocab_size=<text:span text:style-name="T1">10000</text:span></text:p>
      <text:p text:style-name="P1"/>
      <text:p text:style-name="P1">“<text:span text:style-name="T1">milli_transformer</text:span>”</text:p>
      <text:p text:style-name="P1">num_layers=8</text:p>
      <text:p text:style-name="P1">num_heads= 8</text:p>
      <text:p text:style-name="P1">embedding_dim=1024</text:p>
      <text:p text:style-name="P1">feed_forward_dim=1024</text:p>
      <text:p text:style-name="P1">max_seq_len=256</text:p>
      <text:p text:style-name="P1">vocab_size=10000</text:p>
      <text:p text:style-name="P1"/>
      <text:p text:style-name="P1"/>
      <text:p text:style-name="P1"/>
      <text:p text:style-name="P4"><text:soft-page-break/>datasets:</text:p>
      <text:p text:style-name="P1">20000_leagues_under_the_sea → <text:span text:style-name="T2">862k</text:span></text:p>
      <text:p text:style-name="P2">dracula → 855k</text:p>
      <text:p text:style-name="P3">The-Killing-Complex → <text:span text:style-name="T3">483k</text:span></text:p>
      <text:p text:style-name="P2">The-Invisible-Man → <text:span text:style-name="T3">290k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19:06:40.911634066</meta:creation-date>
    <dc:date>2025-05-16T19:34:28.891355863</dc:date>
    <meta:editing-duration>PT14M49S</meta:editing-duration>
    <meta:editing-cycles>7</meta:editing-cycles>
    <meta:generator>LibreOffice/24.2.7.2$Linux_X86_64 LibreOffice_project/420$Build-2</meta:generator>
    <meta:document-statistic meta:table-count="0" meta:image-count="0" meta:object-count="0" meta:page-count="2" meta:paragraph-count="48" meta:word-count="75" meta:character-count="835" meta:non-whitespace-character-count="808"/>
  </office:meta>
</office:document-meta>
</file>